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  <table:table-cell table:style-name="ce1" office:value-type="string" calcext:value-type="string">
            <text:p>95-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265" calcext:value-type="float">
            <text:p>265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410" calcext:value-type="float">
            <text:p>41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1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295" calcext:value-type="float">
            <text:p>295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1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1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table:number-columns-repeated="5" office:value-type="string" calcext:value-type="string">
            <text:p>*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355" calcext:value-type="float">
            <text:p>355</text:p>
          </table:table-cell>
          <table:table-cell office:value-type="float" office:value="465" calcext:value-type="float">
            <text:p>465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9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5" calcext:value-type="float">
            <text:p>315</text:p>
          </table:table-cell>
          <table:table-cell office:value-type="float" office:value="365" calcext:value-type="float">
            <text:p>365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1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office:value-type="float" office:value="435" calcext:value-type="float">
            <text:p>435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355" calcext:value-type="float">
            <text:p>35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0</text:p>
          </table:table-cell>
          <table:table-cell table:number-columns-repeated="5" office:value-type="string" calcext:value-type="string">
            <text:p>*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0" calcext:value-type="float">
            <text:p>340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8</text:p>
          </table:table-cell>
          <table:table-cell table:number-columns-repeated="5" office:value-type="string" calcext:value-type="string">
            <text:p>*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6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7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6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1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5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2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2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4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7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49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3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8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0</text:p>
          </table:table-cell>
          <table:table-cell table:number-columns-repeated="1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1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1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125" calcext:value-type="float">
            <text:p>125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52:45.157000000</meta:creation-date>
    <dc:date>2024-12-13T19:53:26.544000000</dc:date>
    <meta:editing-duration>PT41S</meta:editing-duration>
    <meta:editing-cycles>1</meta:editing-cycles>
    <meta:document-statistic meta:table-count="1" meta:cell-count="8151" meta:object-count="0"/>
    <meta:generator>LibreOffice/7.6.5.2$Windows_x86 LibreOffice_project/38d5f62f85355c192ef5f1dd47c5c0c0c6d6598b</meta:generator>
  </office:meta>
</office:document-meta>
</file>